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T1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2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3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018" table:default-cell-style-name="ce2"/>
        <table:table-row table:style-name="ro1">
          <table:table-cell table:style-name="ce4" office:value-type="string" calcext:value-type="string">
            <text:p>Test Estimate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No of scenarios</text:p>
          </table:table-cell>
          <table:table-cell table:style-name="ce4" office:value-type="string" calcext:value-type="string">
            <text:p>Man days</text:p>
          </table:table-cell>
          <table:table-cell table:style-name="ce4" office:value-type="string" calcext:value-type="string">
            <text:p>Type of testing</text:p>
          </table:table-cell>
          <table:table-cell table:style-name="ce4" office:value-type="string" calcext:value-type="string">
            <text:p>Dependency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anity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anual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5" office:value-type="string" calcext:value-type="string">
            <text:p><text:span text:style-name="T1">Farm</text:span><text:span text:style-name="T2"> </text:span><text:span text:style-name="T3">Creation/Updation/Details display</text:span>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string" calcext:value-type="string">
            <text:p>Manual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5" office:value-type="string" calcext:value-type="string">
            <text:p><text:span text:style-name="T1">Cattle</text:span><text:span text:style-name="T2"> </text:span><text:span text:style-name="T3">Creation/Updation/Details display</text:span>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string" calcext:value-type="string">
            <text:p>Manual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5" office:value-type="string" calcext:value-type="string">
            <text:p>Gateway Creation/Updation/Details display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anual</text:p>
          </table:table-cell>
          <table:table-cell table:style-name="ce5" office:value-type="string" calcext:value-type="string">
            <text:p>Release build from Dev Team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AM Creation/Updation/Details display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anual</text:p>
          </table:table-cell>
          <table:table-cell table:style-name="ce5" office:value-type="string" calcext:value-type="string">
            <text:p>Release build from Dev Team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ive/Not Live Status Report for AM/Gateway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utomation</text:p>
          </table:table-cell>
          <table:table-cell table:style-name="ce5" office:value-type="string" calcext:value-type="string">
            <text:p>Release build from Dev Team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bnormal Orientation Report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utomation</text:p>
          </table:table-cell>
          <table:table-cell table:style-name="ce5" office:value-type="string" calcext:value-type="string">
            <text:p>Release build from Dev Team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ero AMS Value report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utomation</text:p>
          </table:table-cell>
          <table:table-cell table:style-name="ce5" office:value-type="string" calcext:value-type="string">
            <text:p>Release build from Dev Team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Debounce value Repor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utomation</text:p>
          </table:table-cell>
          <table:table-cell table:style-name="ce5" office:value-type="string" calcext:value-type="string">
            <text:p>Release build from Dev Team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Battery Analysis report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utomation</text:p>
          </table:table-cell>
          <table:table-cell table:style-name="ce5" office:value-type="string" calcext:value-type="string">
            <text:p>Release build from Dev Team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etest and Regression 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anaul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2" table:number-columns-repeated="1024" table:default-cell-style-name="ce9"/>
        <table:table-row table:style-name="ro3">
          <table:table-cell office:value-type="string" calcext:value-type="string">
            <text:p>Functions</text:p>
          </table:table-cell>
          <table:table-cell office:value-type="string" calcext:value-type="string">
            <text:p>Available in Requirement Document</text:p>
          </table:table-cell>
          <table:table-cell office:value-type="string" calcext:value-type="string">
            <text:p>Available in Applic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socialtion of Gateway and AM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8:20:57.837747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21:21:31.219238243</meta:creation-date>
    <dc:date>2021-02-22T18:04:51.799174706</dc:date>
    <meta:editing-duration>P2DT15H22M3S</meta:editing-duration>
    <meta:editing-cycles>33</meta:editing-cycles>
    <meta:generator>LibreOffice/6.0.7.3$Linux_X86_64 LibreOffice_project/00m0$Build-3</meta:generator>
    <meta:document-statistic meta:table-count="2" meta:cell-count="65" meta:object-count="0"/>
  </office:meta>
</office:document-meta>
</file>